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2.99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estlauf</text:p>
          </table:table-cell>
          <table:table-cell office:value-type="string">
            <text:p>Knoten n</text:p>
          </table:table-cell>
          <table:table-cell office:value-type="string">
            <text:p>Kanten m</text:p>
          </table:table-cell>
          <table:table-cell office:value-type="string">
            <text:p>Knoten mit Gerücht c</text:p>
          </table:table-cell>
          <table:table-cell office:value-type="string">
            <text:p>Anzahl Gläubig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6">16.12.2021</text:date>, <text:time>23:23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22:20:31.82</meta:creation-date>
    <dc:date>2021-12-16T23:23:39.44</dc:date>
    <meta:editing-duration>PT2M7S</meta:editing-duration>
    <meta:editing-cycles>1</meta:editing-cycles>
    <meta:document-statistic meta:table-count="3" meta:cell-count="105" meta:object-count="0"/>
    <meta:generator>OpenOffice/4.1.7$Win32 OpenOffice.org_project/417m1$Build-9800</meta:generator>
  </office:meta>
</office:document-meta>
</file>